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Sans" svg:font-family="LiberationSans" style:font-family-generic="swiss"/>
    <style:font-face style:name="Ani" svg:font-family="Ani" style:font-pitch="variable"/>
    <style:font-face style:name="Dancing Script" svg:font-family="'Dancing Script'" style:font-pitch="variable"/>
    <style:font-face style:name="FreeSans1" svg:font-family="FreeSan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95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5.7mm" fo:break-before="auto" style:use-optimal-row-height="true"/>
    </style:style>
    <style:style style:name="ro5" style:family="table-row">
      <style:table-row-properties style:row-height="10.05mm" fo:break-before="auto" style:use-optimal-row-height="true"/>
    </style:style>
    <style:style style:name="ro6" style:family="table-row">
      <style:table-row-properties style:row-height="10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2c3756" style:font-name="Dancing Script" fo:font-size="40pt" fo:font-weight="bold" style:font-size-asian="40pt" style:font-weight-asian="bold" style:font-size-complex="40pt" style:font-weight-complex="bold"/>
    </style:style>
    <style:style style:name="ce2" style:family="table-cell" style:parent-style-name="Default">
      <style:text-properties fo:color="#a6a4aa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ackground-color="#2c3756" style:text-align-source="fix" style:repeat-content="false" fo:wrap-option="wrap" fo:border="0.06pt solid #000000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3pt" fo:text-shadow="1pt 1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3pt" style:font-size-asian="13pt" style:font-size-complex="13pt"/>
    </style:style>
    <style:style style:name="ce6" style:family="table-cell" style:parent-style-name="Default">
      <style:text-properties fo:text-shadow="1pt 1pt"/>
    </style:style>
    <style:style style:name="ce7" style:family="table-cell" style:parent-style-name="Default">
      <style:table-cell-properties fo:background-color="#a6a4aa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Sans" fo:font-size="13pt" fo:text-shadow="1pt 1pt" fo:font-weight="bold" style:font-name-asian="WenQuanYi Micro Hei" style:font-size-asian="13pt" style:font-weight-asian="bold" style:font-name-complex="Arial" style:font-size-complex="13pt" style:font-weight-complex="bold"/>
    </style:style>
    <style:style style:name="ce8" style:family="table-cell" style:parent-style-name="Default">
      <style:table-cell-properties fo:background-color="#a6a4aa" style:text-align-source="fix" style:repeat-content="false" fo:wrap-option="wrap" fo:border="0.06pt solid #000000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1" fo:font-size="12pt" fo:text-shadow="none" fo:font-weight="normal" style:font-name-asian="WenQuanYi Micro Hei" style:font-size-asian="12pt" style:font-weight-asian="bold" style:font-name-complex="Arial" style:font-size-complex="12pt" style:font-weight-complex="bold"/>
    </style:style>
    <style:style style:name="ce10" style:family="table-cell" style:parent-style-name="Default" style:data-style-name="N0">
      <style:table-cell-properties fo:background-color="#a6a4aa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font-size="13pt" fo:text-shadow="1pt 1pt" fo:font-weight="bold" style:font-name-asian="WenQuanYi Micro Hei" style:font-size-asian="13pt" style:font-weight-asian="bold" style:font-name-complex="Lohit Devanagari" style:font-size-complex="13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4"/>
        <table:table-column table:style-name="co1" table:number-columns-repeated="2" table:default-cell-style-name="ce6"/>
        <table:table-column table:style-name="co1" table:number-columns-repeated="2" table:default-cell-style-name="ce5"/>
        <table:table-column table:style-name="co1" table:default-cell-style-name="ce9"/>
        <table:table-column table:style-name="co1" table:default-cell-style-name="ce5"/>
        <table:table-column table:style-name="co1" table:default-cell-style-name="ce10"/>
        <table:table-column table:style-name="co1" table:default-cell-style-name="ce8"/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table:style-name="ce1" office:value-type="string" calcext:value-type="string" table:number-columns-spanned="5" table:number-rows-spanned="1">
            <text:p>Proyecto Colibrí</text:p>
          </table:table-cell>
          <table:covered-table-cell table:number-columns-repeated="4" table:style-name="Default"/>
          <table:table-cell table:style-name="Default" table:number-columns-repeated="5"/>
        </table:table-row>
        <table:table-row table:style-name="ro3">
          <table:table-cell/>
          <table:table-cell table:style-name="ce2" office:value-type="string" calcext:value-type="string" table:number-columns-spanned="5" table:number-rows-spanned="1">
            <text:p>Gestionado por Cinthia Lima y Ariel Machini</text:p>
          </table:table-cell>
          <table:covered-table-cell table:number-columns-repeated="4" table:style-name="Default"/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10"/>
        </table:table-row>
        <table:table-row table:style-name="ro4">
          <table:table-cell/>
          <table:table-cell table:style-name="ce3" office:value-type="string" calcext:value-type="string" table:number-columns-spanned="2" table:number-rows-spanned="1">
            <text:p>Actor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Factor de peso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Valor ponderado</text:p>
          </table:table-cell>
          <table:covered-table-cell table:style-name="ce3"/>
          <table:table-cell table:style-name="Default" table:number-columns-repeated="4"/>
        </table:table-row>
        <table:table-row table:style-name="ro4">
          <table:table-cell/>
          <table:table-cell office:value-type="string" calcext:value-type="string" table:number-columns-spanned="2" table:number-rows-spanned="1">
            <text:p>Usuario</text:p>
          </table:table-cell>
          <table:covered-table-cell/>
          <table:table-cell table:style-name="ce5" office:value-type="string" calcext:value-type="string" table:number-columns-spanned="2" table:number-rows-spanned="1">
            <text:p>Complejo</text:p>
          </table:table-cell>
          <table:covered-table-cell table:style-name="ce5"/>
          <table:table-cell table:style-name="ce7" table:formula="of:=IF([.D6]=&quot;Simple&quot;;1;IF([.D6]=&quot;Intermedio&quot;;2;IF([.D6]=&quot;Complejo&quot;;3;&quot;N/A&quot;)))" office:value-type="float" office:value="3" calcext:value-type="float" table:number-columns-spanned="2" table:number-rows-spanned="1">
            <text:p>3</text:p>
          </table:table-cell>
          <table:covered-table-cell table:style-name="ce8"/>
          <table:table-cell table:style-name="Default" table:number-columns-repeated="4"/>
        </table:table-row>
        <table:table-row table:style-name="ro5">
          <table:table-cell/>
          <table:table-cell office:value-type="string" calcext:value-type="string" table:number-columns-spanned="2" table:number-rows-spanned="1">
            <text:p>Gestor de formularios</text:p>
          </table:table-cell>
          <table:covered-table-cell/>
          <table:table-cell table:style-name="ce5" office:value-type="string" calcext:value-type="string" table:number-columns-spanned="2" table:number-rows-spanned="1">
            <text:p>Complejo</text:p>
          </table:table-cell>
          <table:covered-table-cell table:style-name="ce5"/>
          <table:table-cell table:style-name="ce7" table:formula="of:=IF([.D7]=&quot;Simple&quot;;1;IF([.D7]=&quot;Intermedio&quot;;2;IF([.D7]=&quot;Complejo&quot;;3;&quot;N/A&quot;)))" office:value-type="float" office:value="3" calcext:value-type="float" table:number-columns-spanned="2" table:number-rows-spanned="1">
            <text:p>3</text:p>
          </table:table-cell>
          <table:covered-table-cell table:style-name="ce8"/>
          <table:table-cell table:style-name="Default" table:number-columns-repeated="4"/>
        </table:table-row>
        <table:table-row table:style-name="ro4">
          <table:table-cell/>
          <table:table-cell office:value-type="string" calcext:value-type="string" table:number-columns-spanned="2" table:number-rows-spanned="1">
            <text:p>Administrador</text:p>
          </table:table-cell>
          <table:covered-table-cell/>
          <table:table-cell table:style-name="ce5" office:value-type="string" calcext:value-type="string" table:number-columns-spanned="2" table:number-rows-spanned="1">
            <text:p>Complejo</text:p>
          </table:table-cell>
          <table:covered-table-cell table:style-name="ce5"/>
          <table:table-cell table:style-name="ce7" table:formula="of:=IF([.D8]=&quot;Simple&quot;;1;IF([.D8]=&quot;Intermedio&quot;;2;IF([.D8]=&quot;Complejo&quot;;3;&quot;N/A&quot;)))" office:value-type="float" office:value="3" calcext:value-type="float" table:number-columns-spanned="2" table:number-rows-spanned="1">
            <text:p>3</text:p>
          </table:table-cell>
          <table:covered-table-cell table:style-name="ce8"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10"/>
        </table:table-row>
        <table:table-row table:style-name="ro6">
          <table:table-cell/>
          <table:table-cell table:style-name="ce3" office:value-type="string" calcext:value-type="string" table:number-columns-spanned="4" table:number-rows-spanned="1">
            <text:p>Caso de uso</text:p>
          </table:table-cell>
          <table:covered-table-cell table:style-name="ce3"/>
          <table:covered-table-cell table:number-columns-repeated="2" table:style-name="Default"/>
          <table:table-cell table:style-name="ce3" office:value-type="string" calcext:value-type="string" table:number-columns-spanned="2" table:number-rows-spanned="1">
            <text:p>Número de transacciones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Complejidad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Peso</text:p>
          </table:table-cell>
          <table:covered-table-cell table:style-name="Default"/>
        </table:table-row>
        <table:table-row table:style-name="ro4">
          <table:table-cell/>
          <table:table-cell office:value-type="string" calcext:value-type="string" table:number-columns-spanned="4" table:number-rows-spanned="1">
            <text:p>CU01: Buscar formulario</text:p>
          </table:table-cell>
          <table:covered-table-cell table:number-columns-repeated="3"/>
          <table:table-cell office:value-type="float" office:value="3" calcext:value-type="float" table:number-columns-spanned="2" table:number-rows-spanned="1">
            <text:p>3</text:p>
          </table:table-cell>
          <table:covered-table-cell/>
          <table:table-cell table:formula="of:=IF([.$F11]&gt;0;IF([.$F11]&lt;=3;&quot;Simple&quot;;IF(AND([.$F11]&gt;3;[.$F11]&lt;7);&quot;Intermedio&quot;;IF([.$F11]&gt;=7;&quot;Complejo&quot;;&quot;error&quot;)));&quot;-&quot;)" office:value-type="string" office:string-value="Simple" calcext:value-type="string" table:number-columns-spanned="2" table:number-rows-spanned="1">
            <text:p>Simple</text:p>
          </table:table-cell>
          <table:covered-table-cell/>
          <table:table-cell table:formula="of:=IF([.H11]=&quot;Simple&quot;;5;IF([.H11]=&quot;Intermedio&quot;;10;IF([.H11]=&quot;Complejo&quot;;15;&quot;N/A&quot;)))" office:value-type="float" office:value="5" calcext:value-type="float" table:number-columns-spanned="2" table:number-rows-spanned="1">
            <text:p>5</text:p>
          </table:table-cell>
          <table:covered-table-cell/>
        </table:table-row>
        <table:table-row table:style-name="ro4">
          <table:table-cell/>
          <table:table-cell office:value-type="string" calcext:value-type="string" table:number-columns-spanned="4" table:number-rows-spanned="1">
            <text:p>CU02: Completar y enviar un formulario</text:p>
          </table:table-cell>
          <table:covered-table-cell table:number-columns-repeated="3"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formula="of:=IF([.$F12]&gt;0;IF([.$F12]&lt;=3;&quot;Simple&quot;;IF(AND([.$F12]&gt;3;[.$F12]&lt;7);&quot;Intermedio&quot;;IF([.$F12]&gt;=7;&quot;Complejo&quot;;&quot;error&quot;)));&quot;-&quot;)" office:value-type="string" office:string-value="-" calcext:value-type="string" table:number-columns-spanned="2" table:number-rows-spanned="1">
            <text:p>-</text:p>
          </table:table-cell>
          <table:covered-table-cell/>
          <table:table-cell table:formula="of:=IF([.H12]=&quot;Simple&quot;;5;IF([.H12]=&quot;Intermedio&quot;;10;IF([.H12]=&quot;Complejo&quot;;15;&quot;N/A&quot;)))" office:value-type="string" office:string-value="N/A" calcext:value-type="string" table:number-columns-spanned="2" table:number-rows-spanned="1">
            <text:p>N/A</text:p>
          </table:table-cell>
          <table:covered-table-cell/>
        </table:table-row>
        <table:table-row table:style-name="ro4">
          <table:table-cell/>
          <table:table-cell office:value-type="string" calcext:value-type="string" table:number-columns-spanned="4" table:number-rows-spanned="1">
            <text:p>CU03: Crear formulario</text:p>
          </table:table-cell>
          <table:covered-table-cell table:number-columns-repeated="3"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formula="of:=IF([.$F13]&gt;0;IF([.$F13]&lt;=3;&quot;Simple&quot;;IF(AND([.$F13]&gt;3;[.$F13]&lt;7);&quot;Intermedio&quot;;IF([.$F13]&gt;=7;&quot;Complejo&quot;;&quot;error&quot;)));&quot;-&quot;)" office:value-type="string" office:string-value="-" calcext:value-type="string" table:number-columns-spanned="2" table:number-rows-spanned="1">
            <text:p>-</text:p>
          </table:table-cell>
          <table:covered-table-cell/>
          <table:table-cell table:formula="of:=IF([.H13]=&quot;Simple&quot;;5;IF([.H13]=&quot;Intermedio&quot;;10;IF([.H13]=&quot;Complejo&quot;;15;&quot;N/A&quot;)))" office:value-type="string" office:string-value="N/A" calcext:value-type="string" table:number-columns-spanned="2" table:number-rows-spanned="1">
            <text:p>N/A</text:p>
          </table:table-cell>
          <table:covered-table-cell/>
        </table:table-row>
        <table:table-row table:style-name="ro4">
          <table:table-cell/>
          <table:table-cell office:value-type="string" calcext:value-type="string" table:number-columns-spanned="4" table:number-rows-spanned="1">
            <text:p>CU04: Borrar formulario</text:p>
          </table:table-cell>
          <table:covered-table-cell table:number-columns-repeated="3"/>
          <table:table-cell office:value-type="float" office:value="2" calcext:value-type="float" table:number-columns-spanned="2" table:number-rows-spanned="1">
            <text:p>2</text:p>
          </table:table-cell>
          <table:covered-table-cell/>
          <table:table-cell table:formula="of:=IF([.$F14]&gt;0;IF([.$F14]&lt;=3;&quot;Simple&quot;;IF(AND([.$F14]&gt;3;[.$F14]&lt;7);&quot;Intermedio&quot;;IF([.$F14]&gt;=7;&quot;Complejo&quot;;&quot;error&quot;)));&quot;-&quot;)" office:value-type="string" office:string-value="Simple" calcext:value-type="string" table:number-columns-spanned="2" table:number-rows-spanned="1">
            <text:p>Simple</text:p>
          </table:table-cell>
          <table:covered-table-cell/>
          <table:table-cell table:formula="of:=IF([.H14]=&quot;Simple&quot;;5;IF([.H14]=&quot;Intermedio&quot;;10;IF([.H14]=&quot;Complejo&quot;;15;&quot;N/A&quot;)))" office:value-type="float" office:value="5" calcext:value-type="float" table:number-columns-spanned="2" table:number-rows-spanned="1">
            <text:p>5</text:p>
          </table:table-cell>
          <table:covered-table-cell/>
        </table:table-row>
        <table:table-row table:style-name="ro4">
          <table:table-cell/>
          <table:table-cell office:value-type="string" calcext:value-type="string" table:number-columns-spanned="4" table:number-rows-spanned="1">
            <text:p>CU05: Modificar formulario</text:p>
          </table:table-cell>
          <table:covered-table-cell table:number-columns-repeated="3"/>
          <table:table-cell office:value-type="float" office:value="3" calcext:value-type="float" table:number-columns-spanned="2" table:number-rows-spanned="1">
            <text:p>3</text:p>
          </table:table-cell>
          <table:covered-table-cell/>
          <table:table-cell table:formula="of:=IF([.$F15]&gt;0;IF([.$F15]&lt;=3;&quot;Simple&quot;;IF(AND([.$F15]&gt;3;[.$F15]&lt;7);&quot;Intermedio&quot;;IF([.$F15]&gt;=7;&quot;Complejo&quot;;&quot;error&quot;)));&quot;-&quot;)" office:value-type="string" office:string-value="Simple" calcext:value-type="string" table:number-columns-spanned="2" table:number-rows-spanned="1">
            <text:p>Simple</text:p>
          </table:table-cell>
          <table:covered-table-cell/>
          <table:table-cell table:formula="of:=IF([.H15]=&quot;Simple&quot;;5;IF([.H15]=&quot;Intermedio&quot;;10;IF([.H15]=&quot;Complejo&quot;;15;&quot;N/A&quot;)))" office:value-type="float" office:value="5" calcext:value-type="float" table:number-columns-spanned="2" table:number-rows-spanned="1">
            <text:p>5</text:p>
          </table:table-cell>
          <table:covered-table-cell/>
        </table:table-row>
        <table:table-row table:style-name="ro4">
          <table:table-cell/>
          <table:table-cell office:value-type="string" calcext:value-type="string" table:number-columns-spanned="4" table:number-rows-spanned="1">
            <text:p>CU06: Cambiar visibilidad del formulario</text:p>
          </table:table-cell>
          <table:covered-table-cell table:number-columns-repeated="3"/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table:formula="of:=IF([.$F16]&gt;0;IF([.$F16]&lt;=3;&quot;Simple&quot;;IF(AND([.$F16]&gt;3;[.$F16]&lt;7);&quot;Intermedio&quot;;IF([.$F16]&gt;=7;&quot;Complejo&quot;;&quot;error&quot;)));&quot;-&quot;)" office:value-type="string" office:string-value="Simple" calcext:value-type="string" table:number-columns-spanned="2" table:number-rows-spanned="1">
            <text:p>Simple</text:p>
          </table:table-cell>
          <table:covered-table-cell/>
          <table:table-cell table:formula="of:=IF([.H16]=&quot;Simple&quot;;5;IF([.H16]=&quot;Intermedio&quot;;10;IF([.H16]=&quot;Complejo&quot;;15;&quot;N/A&quot;)))" office:value-type="float" office:value="5" calcext:value-type="float" table:number-columns-spanned="2" table:number-rows-spanned="1">
            <text:p>5</text:p>
          </table:table-cell>
          <table:covered-table-cell/>
        </table:table-row>
        <table:table-row table:style-name="ro4">
          <table:table-cell/>
          <table:table-cell office:value-type="string" calcext:value-type="string" table:number-columns-spanned="4" table:number-rows-spanned="1">
            <text:p>CU07: Cerrar sesión</text:p>
          </table:table-cell>
          <table:covered-table-cell table:number-columns-repeated="3"/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table:formula="of:=IF([.$F17]&gt;0;IF([.$F17]&lt;=3;&quot;Simple&quot;;IF(AND([.$F17]&gt;3;[.$F17]&lt;7);&quot;Intermedio&quot;;IF([.$F17]&gt;=7;&quot;Complejo&quot;;&quot;error&quot;)));&quot;-&quot;)" office:value-type="string" office:string-value="Simple" calcext:value-type="string" table:number-columns-spanned="2" table:number-rows-spanned="1">
            <text:p>Simple</text:p>
          </table:table-cell>
          <table:covered-table-cell/>
          <table:table-cell table:formula="of:=IF([.H17]=&quot;Simple&quot;;5;IF([.H17]=&quot;Intermedio&quot;;10;IF([.H17]=&quot;Complejo&quot;;15;&quot;N/A&quot;)))" office:value-type="float" office:value="5" calcext:value-type="float" table:number-columns-spanned="2" table:number-rows-spanned="1">
            <text:p>5</text:p>
          </table:table-cell>
          <table:covered-table-cell/>
        </table:table-row>
        <table:table-row table:style-name="ro4">
          <table:table-cell/>
          <table:table-cell office:value-type="string" calcext:value-type="string" table:number-columns-spanned="4" table:number-rows-spanned="1">
            <text:p>CU08: Agregar creador de formularios</text:p>
          </table:table-cell>
          <table:covered-table-cell table:number-columns-repeated="3"/>
          <table:table-cell office:value-type="float" office:value="3" calcext:value-type="float" table:number-columns-spanned="2" table:number-rows-spanned="1">
            <text:p>3</text:p>
          </table:table-cell>
          <table:covered-table-cell/>
          <table:table-cell table:formula="of:=IF([.$F18]&gt;0;IF([.$F18]&lt;=3;&quot;Simple&quot;;IF(AND([.$F18]&gt;3;[.$F18]&lt;7);&quot;Intermedio&quot;;IF([.$F18]&gt;=7;&quot;Complejo&quot;;&quot;error&quot;)));&quot;-&quot;)" office:value-type="string" office:string-value="Simple" calcext:value-type="string" table:number-columns-spanned="2" table:number-rows-spanned="1">
            <text:p>Simple</text:p>
          </table:table-cell>
          <table:covered-table-cell/>
          <table:table-cell table:formula="of:=IF([.H18]=&quot;Simple&quot;;5;IF([.H18]=&quot;Intermedio&quot;;10;IF([.H18]=&quot;Complejo&quot;;15;&quot;N/A&quot;)))" office:value-type="float" office:value="5" calcext:value-type="float" table:number-columns-spanned="2" table:number-rows-spanned="1">
            <text:p>5</text:p>
          </table:table-cell>
          <table:covered-table-cell/>
        </table:table-row>
        <table:table-row table:style-name="ro4">
          <table:table-cell/>
          <table:table-cell office:value-type="string" calcext:value-type="string" table:number-columns-spanned="4" table:number-rows-spanned="1">
            <text:p>CU09: Eliminar creador de formularios</text:p>
          </table:table-cell>
          <table:covered-table-cell table:number-columns-repeated="3"/>
          <table:table-cell office:value-type="float" office:value="3" calcext:value-type="float" table:number-columns-spanned="2" table:number-rows-spanned="1">
            <text:p>3</text:p>
          </table:table-cell>
          <table:covered-table-cell/>
          <table:table-cell table:formula="of:=IF([.$F19]&gt;0;IF([.$F19]&lt;=3;&quot;Simple&quot;;IF(AND([.$F19]&gt;3;[.$F19]&lt;7);&quot;Intermedio&quot;;IF([.$F19]&gt;=7;&quot;Complejo&quot;;&quot;error&quot;)));&quot;-&quot;)" office:value-type="string" office:string-value="Simple" calcext:value-type="string" table:number-columns-spanned="2" table:number-rows-spanned="1">
            <text:p>Simple</text:p>
          </table:table-cell>
          <table:covered-table-cell/>
          <table:table-cell table:formula="of:=IF([.H19]=&quot;Simple&quot;;5;IF([.H19]=&quot;Intermedio&quot;;10;IF([.H19]=&quot;Complejo&quot;;15;&quot;N/A&quot;)))" office:value-type="float" office:value="5" calcext:value-type="float" table:number-columns-spanned="2" table:number-rows-spanned="1">
            <text:p>5</text:p>
          </table:table-cell>
          <table:covered-table-cell/>
        </table:table-row>
        <table:table-row table:style-name="ro6">
          <table:table-cell/>
          <table:table-cell office:value-type="string" calcext:value-type="string" table:number-columns-spanned="4" table:number-rows-spanned="1">
            <text:p>CU10: Cambiar libertad de un creador de formularios</text:p>
          </table:table-cell>
          <table:covered-table-cell table:number-columns-repeated="3"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formula="of:=IF([.$F20]&gt;0;IF([.$F20]&lt;=3;&quot;Simple&quot;;IF(AND([.$F20]&gt;3;[.$F20]&lt;7);&quot;Intermedio&quot;;IF([.$F20]&gt;=7;&quot;Complejo&quot;;&quot;error&quot;)));&quot;-&quot;)" office:value-type="string" office:string-value="-" calcext:value-type="string" table:number-columns-spanned="2" table:number-rows-spanned="1">
            <text:p>-</text:p>
          </table:table-cell>
          <table:covered-table-cell/>
          <table:table-cell table:formula="of:=IF([.H20]=&quot;Simple&quot;;5;IF([.H20]=&quot;Intermedio&quot;;10;IF([.H20]=&quot;Complejo&quot;;15;&quot;N/A&quot;)))" office:value-type="string" office:string-value="N/A" calcext:value-type="string" table:number-columns-spanned="2" table:number-rows-spanned="1">
            <text:p>N/A</text:p>
          </table:table-cell>
          <table:covered-table-cell/>
        </table:table-row>
        <table:table-row table:style-name="ro4">
          <table:table-cell/>
          <table:table-cell office:value-type="string" calcext:value-type="string" table:number-columns-spanned="4" table:number-rows-spanned="1">
            <text:p>CU11: Generar informes</text:p>
          </table:table-cell>
          <table:covered-table-cell table:number-columns-repeated="3"/>
          <table:table-cell office:value-type="float" office:value="2" calcext:value-type="float" table:number-columns-spanned="2" table:number-rows-spanned="1">
            <text:p>2</text:p>
          </table:table-cell>
          <table:covered-table-cell/>
          <table:table-cell table:formula="of:=IF([.$F21]&gt;0;IF([.$F21]&lt;=3;&quot;Simple&quot;;IF(AND([.$F21]&gt;3;[.$F21]&lt;7);&quot;Intermedio&quot;;IF([.$F21]&gt;=7;&quot;Complejo&quot;;&quot;error&quot;)));&quot;-&quot;)" office:value-type="string" office:string-value="Simple" calcext:value-type="string" table:number-columns-spanned="2" table:number-rows-spanned="1">
            <text:p>Simple</text:p>
          </table:table-cell>
          <table:covered-table-cell/>
          <table:table-cell table:formula="of:=IF([.H21]=&quot;Simple&quot;;5;IF([.H21]=&quot;Intermedio&quot;;10;IF([.H21]=&quot;Complejo&quot;;15;&quot;N/A&quot;)))" office:value-type="float" office:value="5" calcext:value-type="float" table:number-columns-spanned="2" table:number-rows-spanned="1">
            <text:p>5</text:p>
          </table:table-cell>
          <table:covered-table-cell/>
        </table:table-row>
        <table:table-row table:style-name="ro4">
          <table:table-cell/>
          <table:table-cell office:value-type="string" calcext:value-type="string" table:number-columns-spanned="4" table:number-rows-spanned="1">
            <text:p>CU12: Iniciar sesión</text:p>
          </table:table-cell>
          <table:covered-table-cell table:number-columns-repeated="3"/>
          <table:table-cell office:value-type="float" office:value="4" calcext:value-type="float" table:number-columns-spanned="2" table:number-rows-spanned="1">
            <text:p>4</text:p>
          </table:table-cell>
          <table:covered-table-cell/>
          <table:table-cell table:formula="of:=IF([.$F22]&gt;0;IF([.$F22]&lt;=3;&quot;Simple&quot;;IF(AND([.$F22]&gt;3;[.$F22]&lt;7);&quot;Intermedio&quot;;IF([.$F22]&gt;=7;&quot;Complejo&quot;;&quot;error&quot;)));&quot;-&quot;)" office:value-type="string" office:string-value="Intermedio" calcext:value-type="string" table:number-columns-spanned="2" table:number-rows-spanned="1">
            <text:p>Intermedio</text:p>
          </table:table-cell>
          <table:covered-table-cell/>
          <table:table-cell table:formula="of:=IF([.H22]=&quot;Simple&quot;;5;IF([.H22]=&quot;Intermedio&quot;;10;IF([.H22]=&quot;Complejo&quot;;15;&quot;N/A&quot;)))" office:value-type="float" office:value="10" calcext:value-type="float" table:number-columns-spanned="2" table:number-rows-spanned="1">
            <text:p>10</text:p>
          </table:table-cell>
          <table:covered-table-cell/>
        </table:table-row>
        <table:table-row table:style-name="ro4">
          <table:table-cell/>
          <table:table-cell office:value-type="string" calcext:value-type="string" table:number-columns-spanned="4" table:number-rows-spanned="1">
            <text:p>CU13: Validación</text:p>
          </table:table-cell>
          <table:covered-table-cell table:number-columns-repeated="3"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formula="of:=IF([.$F23]&gt;0;IF([.$F23]&lt;=3;&quot;Simple&quot;;IF(AND([.$F23]&gt;3;[.$F23]&lt;7);&quot;Intermedio&quot;;IF([.$F23]&gt;=7;&quot;Complejo&quot;;&quot;error&quot;)));&quot;-&quot;)" office:value-type="string" office:string-value="-" calcext:value-type="string" table:number-columns-spanned="2" table:number-rows-spanned="1">
            <text:p>-</text:p>
          </table:table-cell>
          <table:covered-table-cell/>
          <table:table-cell table:formula="of:=IF([.H23]=&quot;Simple&quot;;5;IF([.H23]=&quot;Intermedio&quot;;10;IF([.H23]=&quot;Complejo&quot;;15;&quot;N/A&quot;)))" office:value-type="string" office:string-value="N/A" calcext:value-type="string" table:number-columns-spanned="2" table:number-rows-spanned="1">
            <text:p>N/A</text:p>
          </table:table-cell>
          <table:covered-table-cell/>
        </table:table-row>
        <table:table-row table:style-name="ro4">
          <table:table-cell/>
          <table:table-cell office:value-type="string" calcext:value-type="string" table:number-columns-spanned="4" table:number-rows-spanned="1">
            <text:p>CU14: Buscar entre formularios creados</text:p>
          </table:table-cell>
          <table:covered-table-cell table:number-columns-repeated="3"/>
          <table:table-cell office:value-type="float" office:value="3" calcext:value-type="float" table:number-columns-spanned="2" table:number-rows-spanned="1">
            <text:p>3</text:p>
          </table:table-cell>
          <table:covered-table-cell/>
          <table:table-cell table:formula="of:=IF([.$F24]&gt;0;IF([.$F24]&lt;=3;&quot;Simple&quot;;IF(AND([.$F24]&gt;3;[.$F24]&lt;7);&quot;Intermedio&quot;;IF([.$F24]&gt;=7;&quot;Complejo&quot;;&quot;error&quot;)));&quot;-&quot;)" office:value-type="string" office:string-value="Simple" calcext:value-type="string" table:number-columns-spanned="2" table:number-rows-spanned="1">
            <text:p>Simple</text:p>
          </table:table-cell>
          <table:covered-table-cell/>
          <table:table-cell table:formula="of:=IF([.H24]=&quot;Simple&quot;;5;IF([.H24]=&quot;Intermedio&quot;;10;IF([.H24]=&quot;Complejo&quot;;15;&quot;N/A&quot;)))" office:value-type="float" office:value="5" calcext:value-type="float" table:number-columns-spanned="2" table:number-rows-spanned="1">
            <text:p>5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/>
    <style:font-face style:name="LiberationSans" svg:font-family="LiberationSans" style:font-family-generic="swiss"/>
    <style:font-face style:name="Ani" svg:font-family="Ani" style:font-pitch="variable"/>
    <style:font-face style:name="Dancing Script" svg:font-family="'Dancing Script'" style:font-pitch="variable"/>
    <style:font-face style:name="FreeSans1" svg:font-family="FreeSan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10-02T22:29:47.974372968</meta:creation-date>
    <dc:date>2017-10-03T01:00:20.535573816</dc:date>
    <dc:creator>Ariel Machini</dc:creator>
    <meta:editing-duration>PT54M23S</meta:editing-duration>
    <meta:editing-cycles>3</meta:editing-cycles>
    <meta:generator>LibreOffice/5.4.1.2$Linux_X86_64 LibreOffice_project/ea7cb86e6eeb2bf3a5af73a8f7777ac570321527</meta:generator>
    <meta:document-statistic meta:table-count="1" meta:cell-count="74" meta:object-count="0"/>
  </office:meta>
</office:document-meta>
</file>